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Text_20_body">
      <style:paragraph-properties fo:margin-top="0in" fo:margin-bottom="0in"/>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See the larger description in the ACDI TN, which should be copied here too. <text:s/>But note that SNII they can exist independently of whether ACDI is present in the node or not.</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text:s/></text:p>
          </table:table-cell>
          <table:table-cell table:style-name="Table4.A1" office:value-type="string">
            <text:p text:style-name="P10">Common</text:p>
            <text:p text:style-name="P10">MTI</text:p>
          </table:table-cell>
          <table:table-cell table:style-name="Table4.A1" office:value-type="string">
            <text:p text:style-name="P10">CAN format</text:p>
          </table:table-cell>
          <table:table-cell table:style-name="Table4.F1" office:value-type="string">
            <text:p text:style-name="P10">Data Content</text:p>
          </table:table-cell>
        </table:table-row>
        <table:table-row>
          <table:table-cell table:style-name="Table4.A2" office:value-type="string">
            <text:p text:style-name="P11">Simple Node Information Request</text:p>
          </table:table-cell>
          <table:table-cell table:style-name="Table4.A2" office:value-type="string">
            <text:p text:style-name="P11">Y</text:p>
          </table:table-cell>
          <table:table-cell table:style-name="Table4.A2" office:value-type="string">
            <text:p text:style-name="P11"/>
          </table:table-cell>
          <table:table-cell table:style-name="Table4.A2" office:value-type="string">
            <text:p text:style-name="P11">0x3520</text:p>
          </table:table-cell>
          <table:table-cell table:style-name="Table4.A2" office:value-type="string">
            <text:p text:style-name="P11">0x1Edd,dsss 52</text:p>
          </table:table-cell>
          <table:table-cell table:style-name="Table4.F2" office:value-type="string">
            <text:p text:style-name="P11"/>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
          </table:table-cell>
          <table:table-cell table:style-name="Table2.A1" office:value-type="string">
            <text:p text:style-name="P10">Common</text:p>
            <text:p text:style-name="P10">MTI</text:p>
          </table:table-cell>
          <table:table-cell table:style-name="Table2.A1" office:value-type="string">
            <text:p text:style-name="P10">CAN format</text:p>
          </table:table-cell>
          <table:table-cell table:style-name="Table2.F1" office:value-type="string">
            <text:p text:style-name="P10">Data Content</text:p>
          </table:table-cell>
        </table:table-row>
        <table:table-row>
          <table:table-cell table:style-name="Table2.A2" office:value-type="string">
            <text:p text:style-name="P11">Simple Node Information Reply</text:p>
          </table:table-cell>
          <table:table-cell table:style-name="Table2.A2" office:value-type="string">
            <text:p text:style-name="P11">Y</text:p>
          </table:table-cell>
          <table:table-cell table:style-name="Table2.A2" office:value-type="string">
            <text:p text:style-name="P11"/>
          </table:table-cell>
          <table:table-cell table:style-name="Table2.A2" office:value-type="string">
            <text:p text:style-name="P11">0x3530</text:p>
          </table:table-cell>
          <table:table-cell table:style-name="Table2.A2" office:value-type="string">
            <text:p text:style-name="P11">0x1Edd,dsss 53</text:p>
          </table:table-cell>
          <table:table-cell table:style-name="Table2.F2" office:value-type="string">
            <text:p text:style-name="P11">Content, see below</text:p>
          </table:table-cell>
        </table:table-row>
      </table:table>
      <text:p text:style-name="Standard"><text:soft-page-break/></text:p>
      <text:p text:style-name="Standard">The Simple Node Information Reply message(s) carry a stream of bytes:</text:p>
      <text:list xml:id="list1824311170" text:style-name="L1">
        <text:list-item>
          <text:p text:style-name="P14">The byte 1 to indicate the version of the following content</text:p>
        </text:list-item>
        <text:list-item>
          <text:p text:style-name="P14">A null-terminated string for manufacturer name of no more than 41 bytes including terminating null.</text:p>
        </text:list-item>
        <text:list-item>
          <text:p text:style-name="P14">A null-terminated string for node model name of no more than 41 bytes including terminating null.</text:p>
        </text:list-item>
        <text:list-item>
          <text:p text:style-name="P14">A null-terminated string for node hardware version of no more than 21 bytes including terminating null.</text:p>
        </text:list-item>
        <text:list-item>
          <text:p text:style-name="P14">A null-terminated string for node software version of no more than 21 bytes including terminating null.</text:p>
        </text:list-item>
        <text:list-item>
          <text:p text:style-name="P14">The byte 1 to indicate the version of the following content</text:p>
        </text:list-item>
        <text:list-item>
          <text:p text:style-name="P14">A null-terminated string for user-provided node name of no more than 63 bytes including terminating null.</text:p>
        </text:list-item>
        <text:list-item>
          <text:p text:style-name="P14">A null-terminated string for user-provided node description of no more than 64 bytes including terminating null.</text:p>
        </text:list-item>
      </text:list>
      <text:p text:style-name="Standard">Note that the total length, including version numbers and nulls, must be less than 253 byte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9"><text:span text:style-name="T4">Handling a second request while sending </text:span><text:span text:style-name="T5">the</text:span><text:span text:style-name="T4"> first: If they can't be queued for later (immediate) processing, the node can reply with OptionalInteractionRejected message that indicates the issue is temporary, and that the request should be retried if the information is still desired. <text:s/></text:span></text:p>
      <text:p text:style-name="P9"><text:span text:style-name="T4"/></text:p>
      <text:p text:style-name="P9"><text:span text:style-name="T4">(Setting of the first/last bits to make it a message; “because this version of the specification predates the use of first/last bits”, nodes initiating a transfer must be able to handle a series of reply messages)</text:span></text:p>
      <text:p text:style-name="P9"><text:span text:style-name="T4"/></text:p>
      <text:p text:style-name="P9"><text:span text:style-name="T4">Do nodes sending the response need to be able to resend it in response to a TerminateDueToError? <text:s/>This might be needed is e.g. a gateway gets congested while merging frames.</text:span></text:p>
      <text:p text:style-name="P9"><text:span text:style-name="T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 and Context<text:tab/>1</text:p>
          <text:p text:style-name="P13"><text:s/>2.4 Messages<text:tab/>1</text:p>
          <text:p text:style-name="P13"><text:s/>2.5 Interactions<text:tab/>2</text:p>
          <text:p text:style-name="P12"><text:s/>3 Draft note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257560528" text:id="ct257560528">
            <text:deletion>
              <office:change-info>
                <dc:creator>Bob Jacobsen</dc:creator>
                <dc:date>2012-03-27T10:08:00</dc:date>
              </office:change-info>
              <text:p text:style-name="MP4"><text:span text:style-name="Page_20_Number"><text:span text:style-name="MT2">1</text:span></text:span></text:p>
            </text:deletion>
          </text:changed-region>
          <text:changed-region xml:id="ct257561408" text:id="ct257561408">
            <text:insertion>
              <office:change-info>
                <dc:creator>Bob Jacobsen</dc:creator>
                <dc:date>2012-03-27T10:08:00</dc:date>
              </office:change-info>
            </text:insertion>
          </text:changed-region>
        </text:tracked-changes>
        <text:p text:style-name="MP4"><text:span text:style-name="Page_20_Number"><text:span text:style-name="MT2">Copyright 201</text:span></text:span><text:change text:change-id="ct257560528"/><text:change-start text:change-id="ct257561408"/><text:span text:style-name="Page_20_Number"><text:span text:style-name="MT2">2</text:span></text:span><text:change-end text:change-id="ct25756140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8-02T19:12:51.99">Aug 2, 2012</text:date></text:span></text:span></text:p>
      </style:footer>
    </style:master-page>
    <style:master-page style:name="First_20_Page" style:display-name="First Page" style:page-layout-name="Mpm2" style:next-style-name="Standard">
      <style:header>
        <text:tracked-changes>
          <text:changed-region xml:id="ct245680512" text:id="ct245680512">
            <text:insertion>
              <office:change-info>
                <dc:creator>Bob Jacobsen</dc:creator>
                <dc:date>2012-06-08T15:19:00</dc:date>
              </office:change-info>
            </text:insertion>
          </text:changed-region>
          <text:changed-region xml:id="ct245829056" text:id="ct245829056">
            <text:insertion>
              <office:change-info>
                <dc:creator>Bob Jacobsen</dc:creator>
                <dc:date>2012-06-08T15:20:00</dc:date>
              </office:change-info>
            </text:insertion>
          </text:changed-region>
          <text:changed-region xml:id="ct245705504" text:id="ct245705504">
            <text:deletion>
              <office:change-info>
                <dc:creator>Bob Jacobsen</dc:creator>
                <dc:date>2012-06-08T15:19:00</dc:date>
              </office:change-info>
              <text:p text:style-name="MP7">(titl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245680512"/>Simple Node I<text:change-end text:change-id="ct245680512"/><text:change-start text:change-id="ct245829056"/>nformation Protocol<text:change-end text:change-id="ct245829056"/><text:change text:change-id="ct24570550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8-02T19:12:51.99">Aug 2, 2012</text:date></text:p>
            </table:table-cell>
            <table:table-cell table:style-name="Table1.C1" office:value-type="string">
              <text:p text:style-name="MP7">Preliminary</text:p>
            </table:table-cell>
          </table:table-row>
        </table:table>
        <text:p text:style-name="Header"/>
      </style:header>
      <style:footer>
        <text:tracked-changes>
          <text:changed-region xml:id="ct531322752" text:id="ct531322752">
            <text:deletion>
              <office:change-info>
                <dc:creator>Bob Jacobsen</dc:creator>
                <dc:date>2012-03-27T10:08:00</dc:date>
              </office:change-info>
              <text:p text:style-name="MP8"><text:span text:style-name="Page_20_Number"><text:span text:style-name="MT2">1</text:span></text:span></text:p>
            </text:deletion>
          </text:changed-region>
          <text:changed-region xml:id="ct531434560" text:id="ct531434560">
            <text:insertion>
              <office:change-info>
                <dc:creator>Bob Jacobsen</dc:creator>
                <dc:date>2012-03-27T10:08:00</dc:date>
              </office:change-info>
            </text:insertion>
          </text:changed-region>
        </text:tracked-changes>
        <text:p text:style-name="MP8"><text:span text:style-name="Page_20_Number"><text:span text:style-name="MT2">Copyright 201</text:span></text:span><text:change text:change-id="ct531322752"/><text:change-start text:change-id="ct531434560"/><text:span text:style-name="Page_20_Number"><text:span text:style-name="MT2">2</text:span></text:span><text:change-end text:change-id="ct53143456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75" text:date-value="2012-08-02T19:12:51.99">Aug 2,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2</meta:editing-cycles>
    <meta:editing-duration>PT14H16M17S</meta:editing-duration>
    <meta:generator>OpenOffice.org/3.3$Unix OpenOffice.org_project/330m20$Build-9567</meta:generator>
    <dc:date>2012-08-02T19:12:52</dc:date>
    <dc:creator>Bob Jacobsen</dc:creator>
    <meta:document-statistic meta:table-count="3" meta:image-count="1" meta:object-count="0" meta:page-count="3" meta:paragraph-count="69" meta:word-count="589" meta:character-count="3541"/>
    <meta:user-defined meta:name="Info 1"/>
    <meta:user-defined meta:name="Info 2"/>
    <meta:user-defined meta:name="Info 3"/>
    <meta:user-defined meta:name="Info 4"/>
  </office:meta>
</office:document-meta>
</file>